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GoTo.setYPosition( float y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oTo.PDFGoTo( String pageReference , Point2D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GoTo.toPDF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DFGoTo.equals( Object obj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DFGoTo.PDFGoTo( String page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GoTo.setXPosition( float x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oTo.setPosition( Point2D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GoTo.setPageReference( String page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oTo.setDestination( String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oTo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